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text-properties officeooo:paragraph-rsid="000f616c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text-properties officeooo:rsid="000f998e" officeooo:paragraph-rsid="000f998e"/>
    </style:style>
    <style:style style:name="P7" style:family="paragraph" style:parent-style-name="Standard">
      <style:text-properties officeooo:rsid="000f1120" officeooo:paragraph-rsid="000f1120"/>
    </style:style>
    <style:style style:name="P8" style:family="paragraph" style:parent-style-name="Standard" style:list-style-name="L3">
      <style:text-properties officeooo:rsid="000f1120" officeooo:paragraph-rsid="000f998e"/>
    </style:style>
    <style:style style:name="P9" style:family="paragraph" style:parent-style-name="Standard">
      <style:text-properties officeooo:rsid="000f1120" officeooo:paragraph-rsid="000f998e"/>
    </style:style>
    <style:style style:name="P10" style:family="paragraph" style:parent-style-name="Standard" style:list-style-name="L2">
      <style:text-properties officeooo:paragraph-rsid="000f616c"/>
    </style:style>
    <style:style style:name="P11" style:family="paragraph" style:parent-style-name="Standard">
      <style:text-properties officeooo:paragraph-rsid="000f616c"/>
    </style:style>
    <style:style style:name="P12" style:family="paragraph" style:parent-style-name="Standard">
      <style:text-properties officeooo:rsid="000f998e" officeooo:paragraph-rsid="000f998e"/>
    </style:style>
    <style:style style:name="P13" style:family="paragraph" style:parent-style-name="Standard" style:list-style-name="L5">
      <style:text-properties officeooo:rsid="000f998e" officeooo:paragraph-rsid="000f998e"/>
    </style:style>
    <style:style style:name="P14" style:family="paragraph" style:parent-style-name="Standard" style:list-style-name="L6">
      <style:text-properties officeooo:rsid="000f998e" officeooo:paragraph-rsid="000f998e"/>
    </style:style>
    <style:style style:name="P15" style:family="paragraph" style:parent-style-name="Standard" style:list-style-name="L5">
      <style:text-properties officeooo:paragraph-rsid="000f998e"/>
    </style:style>
    <style:style style:name="P16" style:family="paragraph" style:parent-style-name="Standard" style:list-style-name="L6">
      <style:text-properties officeooo:rsid="000fedde" officeooo:paragraph-rsid="000fedde"/>
    </style:style>
    <style:style style:name="P17" style:family="paragraph" style:parent-style-name="Standard">
      <style:paragraph-properties fo:break-before="page"/>
      <style:text-properties officeooo:rsid="000f1120" officeooo:paragraph-rsid="000f1120"/>
    </style:style>
    <style:style style:name="P18" style:family="paragraph" style:parent-style-name="Text_20_body">
      <style:text-properties officeooo:rsid="000fedde" officeooo:paragraph-rsid="000fedde"/>
    </style:style>
    <style:style style:name="T1" style:family="text">
      <style:text-properties officeooo:rsid="000f616c"/>
    </style:style>
    <style:style style:name="T2" style:family="text">
      <style:text-properties officeooo:rsid="000f998e"/>
    </style:style>
    <style:style style:name="T3" style:family="text">
      <style:text-properties officeooo:rsid="000fedd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claración de intenciones ShootBoats</text:p>
      <text:p text:style-name="P7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Índice</text:p>
          </text:index-title>
          <text:p text:style-name="P1"><text:a xlink:type="simple" xlink:href="#__RefHeading___Toc106_1521811050" text:style-name="Index_20_Link" text:visited-style-name="Index_20_Link">Barco<text:tab/>3</text:a></text:p>
          <text:p text:style-name="P2"><text:a xlink:type="simple" xlink:href="#__RefHeading___Toc108_1521811050" text:style-name="Index_20_Link" text:visited-style-name="Index_20_Link">Características<text:tab/>3</text:a></text:p>
          <text:p text:style-name="P1"><text:a xlink:type="simple" xlink:href="#__RefHeading___Toc110_1521811050" text:style-name="Index_20_Link" text:visited-style-name="Index_20_Link">Cajita<text:tab/>3</text:a></text:p>
          <text:p text:style-name="P2"><text:a xlink:type="simple" xlink:href="#__RefHeading___Toc112_1521811050" text:style-name="Index_20_Link" text:visited-style-name="Index_20_Link">Características<text:tab/>3</text:a></text:p>
          <text:p text:style-name="P1"><text:a xlink:type="simple" xlink:href="#__RefHeading___Toc114_1521811050" text:style-name="Index_20_Link" text:visited-style-name="Index_20_Link">Isla<text:tab/>3</text:a></text:p>
          <text:p text:style-name="P2"><text:a xlink:type="simple" xlink:href="#__RefHeading___Toc116_1521811050" text:style-name="Index_20_Link" text:visited-style-name="Index_20_Link">Características<text:tab/>3</text:a></text:p>
          <text:p text:style-name="P1"><text:a xlink:type="simple" xlink:href="#__RefHeading___Toc118_1521811050" text:style-name="Index_20_Link" text:visited-style-name="Index_20_Link">PowerUp<text:tab/>3</text:a></text:p>
          <text:p text:style-name="P2"><text:a xlink:type="simple" xlink:href="#__RefHeading___Toc120_1521811050" text:style-name="Index_20_Link" text:visited-style-name="Index_20_Link">Tipos<text:tab/>4</text:a></text:p>
        </text:index-body>
      </text:table-of-content>
      <text:p text:style-name="P7"/>
      <text:p text:style-name="P17"/>
      <text:p text:style-name="P7"/>
      <text:h text:style-name="P4" text:outline-level="1"><text:bookmark-start text:name="__RefHeading___Toc106_1521811050"/>Barco<text:bookmark-end text:name="__RefHeading___Toc106_1521811050"/></text:h>
      <text:p text:style-name="P18">Será el “elemento” que controlen los jugadores, cada jugador tendrá un barco asociado</text:p>
      <text:h text:style-name="Heading_20_2" text:outline-level="2"><text:bookmark-start text:name="__RefHeading___Toc108_1521811050"/>Características<text:bookmark-end text:name="__RefHeading___Toc108_1521811050"/></text:h>
      <text:list xml:id="list4100600001" text:style-name="L2">
        <text:list-item>
          <text:p text:style-name="P10"><text:span text:style-name="T1">E</text:span>l barco será movido por el usuario.</text:p>
        </text:list-item>
        <text:list-item>
          <text:p text:style-name="P10"><text:span text:style-name="T1">C</text:span>ada usuario moverá solo uno de los barco<text:span text:style-name="T1">s</text:span>.</text:p>
        </text:list-item>
        <text:list-item>
          <text:p text:style-name="P10"><text:span text:style-name="T1">U</text:span>n barco tiene vida <text:span text:style-name="T1">limitada</text:span>.</text:p>
        </text:list-item>
        <text:list-item>
          <text:p text:style-name="P10"><text:span text:style-name="T1">S</text:span>e puede mover <text:span text:style-name="T1">dirigiéndose a </text:span>la posición de la parte de la pantalla pulsada, pero siempre respetando el momento que lleve el barco en ese momento.</text:p>
        </text:list-item>
        <text:list-item>
          <text:p text:style-name="P10"><text:span text:style-name="T1">L</text:span>os barcos se podrán chocar entre sí, pero sin causarse daño.</text:p>
        </text:list-item>
        <text:list-item>
          <text:p text:style-name="P10"><text:span text:style-name="T1">U</text:span>n barco podrá usar su “Power Up” <text:span text:style-name="T1">si dispone de ella y </text:span>si el usuario hace un doble clic en la pantalla, y el “Power Up” se consumirá o no según el modo de juego.</text:p>
        </text:list-item>
      </text:list>
      <text:p text:style-name="P11"/>
      <text:h text:style-name="P5" text:outline-level="1"><text:bookmark-start text:name="__RefHeading___Toc110_1521811050"/>Cajita<text:bookmark-end text:name="__RefHeading___Toc110_1521811050"/></text:h>
      <text:p text:style-name="P9">las cajitas son los elementos que dotan a los barcos, cuando uno de ellos toca una caja, de el “Power Up” que tenga asociado, dándole la posibilidad al barco de usarla.</text:p>
      <text:h text:style-name="P6" text:outline-level="2"><text:bookmark-start text:name="__RefHeading___Toc112_1521811050"/>Características<text:bookmark-end text:name="__RefHeading___Toc112_1521811050"/></text:h>
      <text:list xml:id="list1049666863" text:style-name="L3">
        <text:list-item>
          <text:p text:style-name="P8">Las cajas se podrán destruir de 2 maneras distintas</text:p>
          <text:list>
            <text:list-item>
              <text:p text:style-name="P8"><text:span text:style-name="T2">C</text:span>hocando con una bala.</text:p>
            </text:list-item>
            <text:list-item>
              <text:p text:style-name="P8">chocando con un barco.</text:p>
            </text:list-item>
          </text:list>
        </text:list-item>
        <text:list-item>
          <text:p text:style-name="P8">Éstas aparecerán esporádicamente a lo largo de el tiempo, o solo unas delimitadas según el modo de juego.</text:p>
        </text:list-item>
      </text:list>
      <text:p text:style-name="P9"/>
      <text:p text:style-name="P9"/>
      <text:h text:style-name="P5" text:outline-level="1"><text:bookmark-start text:name="__RefHeading___Toc114_1521811050"/>Isla<text:bookmark-end text:name="__RefHeading___Toc114_1521811050"/></text:h>
      <text:p text:style-name="P12">Las islas son la parte inamovible del juego, pueden servir de cobertura para los jugadores</text:p>
      <text:p text:style-name="P12"/>
      <text:h text:style-name="Heading_20_2" text:outline-level="2"><text:bookmark-start text:name="__RefHeading___Toc116_1521811050"/>Características<text:bookmark-end text:name="__RefHeading___Toc116_1521811050"/></text:h>
      <text:list xml:id="list4172092444" text:style-name="L5">
        <text:list-item>
          <text:p text:style-name="P15"><text:span text:style-name="T2">No puede ser destruido.</text:span></text:p>
        </text:list-item>
        <text:list-item>
          <text:p text:style-name="P13">Todo lo que toca una isla será destruido inmediatamente</text:p>
        </text:list-item>
      </text:list>
      <text:p text:style-name="P12"/>
      <text:h text:style-name="P5" text:outline-level="1"><text:bookmark-start text:name="__RefHeading___Toc118_1521811050"/>PowerUp<text:bookmark-end text:name="__RefHeading___Toc118_1521811050"/></text:h>
      <text:p text:style-name="P12">Un powerUp es la habilidad especial de cada <text:span text:style-name="T3">barco</text:span>.</text:p>
      <text:h text:style-name="Heading_20_2" text:outline-level="2"><text:bookmark-start text:name="__RefHeading___Toc120_1521811050"/>Tipos<text:bookmark-end text:name="__RefHeading___Toc120_1521811050"/></text:h>
      <text:list xml:id="list1501123834" text:style-name="L6">
        <text:list-item>
          <text:p text:style-name="P14">Daño</text:p>
          <text:list>
            <text:list-item>
              <text:p text:style-name="P14">Bala</text:p>
              <text:list>
                <text:list-item>
                  <text:p text:style-name="P14">Una bala será un proyectil que sufrirá los efectos de la resistencia del agua</text:p>
                </text:list-item>
                <text:list-item>
                  <text:p text:style-name="P14">Tendrá un tiempo de vida limitado</text:p>
                </text:list-item>
                <text:list-item>
                  <text:p text:style-name="P14">Una vez sobrepasado el tiempo de vida la bala desaparecerá</text:p>
                </text:list-item>
              </text:list>
            </text:list-item>
            <text:list-item>
              <text:p text:style-name="P14">Explosivo</text:p>
              <text:list>
                <text:list-item>
                  <text:p text:style-name="P14">Un explosivo será un proyectil que sufrirá los efectos de la resistencia del agua</text:p>
                </text:list-item>
                <text:list-item>
                  <text:p text:style-name="P14">Tendrá un tiempo de vida limitado </text:p>
                </text:list-item>
                <text:list-item>
                  <text:p text:style-name="P14">Una vez sobrepasado el tiempo de vida el explosivo explotará, haciendo daño a todos objetos de la zona</text:p>
                </text:list-item>
              </text:list>
            </text:list-item>
          </text:list>
        </text:list-item>
        <text:list-item>
          <text:p text:style-name="P14">Movimiento</text:p>
          <text:list>
            <text:list-item>
              <text:p text:style-name="P14">Dash</text:p>
              <text:list>
                <text:list-item>
                  <text:p text:style-name="P14">El barco obtendrá un impulso que lo hará moverse mas rápido</text:p>
                </text:list-item>
                <text:list-item>
                  <text:p text:style-name="P14">El impulso será inmediato y tras el el barco seguirá rigiéndose por las resistencias del entorno</text:p>
                </text:list-item>
              </text:list>
            </text:list-item>
          </text:list>
        </text:list-item>
        <text:list-item>
          <text:p text:style-name="P16">Curación</text:p>
          <text:list>
            <text:list-item>
              <text:p text:style-name="P16">Botiquín</text:p>
              <text:list>
                <text:list-item>
                  <text:p text:style-name="P16">Curará la vida completa al barco que lo use</text:p>
                  <text:p text:style-name="P14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8T16:53:50.361644275</meta:creation-date>
    <dc:date>2021-03-28T18:09:35.953321292</dc:date>
    <meta:editing-duration>PT30M37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6" meta:paragraph-count="50" meta:word-count="376" meta:character-count="2037" meta:non-whitespace-character-count="1738"/>
  </office:meta>
</office:document-meta>
</file>